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83cm" svg:height="1.436cm" svg:x="1cm" svg:y="8.454cm">
          <text:p text:style-name="P1"><text:span text:style-name="T1">Interface Parsers</text:span></text:p>
          <text:p text:style-name="P2"><text:span text:style-name="T2">+boolean isValid(String tryStrin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734cm" svg:height="1.91cm" svg:x="1cm" svg:y="10.837cm">
          <text:p text:style-name="P1"><text:span text:style-name="T1">Class Parser</text:span></text:p>
          <text:p text:style-name="P2"><text:span text:style-name="T3">Implements Parsers</text:span></text:p>
          <text:p text:style-name="P2"><text:span text:style-name="T2">-boolean ignoreText = fals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389cm" svg:height="2.858cm" svg:x="1cm" svg:y="13.699cm">
          <text:p text:style-name="P1"><text:span text:style-name="T1">Class HTMLParser</text:span></text:p>
          <text:p text:style-name="P2"><text:span text:style-name="T3">Extends Parser</text:span></text:p>
          <text:p text:style-name="P2"><text:span text:style-name="T2">-boolean isHTMLTag = true;</text:span></text:p>
          <text:p text:style-name="P2"><text:span text:style-name="T2">+void tryString(String string)</text:span></text:p>
          <text:p text:style-name="P2"><text:span text:style-name="T2">+boolean isValidTagType(String tagPrefi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161cm" svg:height="3.806cm" svg:x="1cm" svg:y="3.857cm">
          <text:p text:style-name="P1"><text:span text:style-name="T1">Class WordCounter</text:span></text:p>
          <text:p text:style-name="P2"><text:span text:style-name="T3">Implements Analyzers</text:span></text:p>
          <text:p text:style-name="P2"><text:span text:style-name="T2">-HashMap&lt;String,Integer&gt; wordCount;</text:span></text:p>
          <text:p text:style-name="P2"><text:span text:style-name="T2">-Parser fileParser</text:span></text:p>
          <text:p text:style-name="P3"><text:span text:style-name="T2">+void readFile(File file, Scanner fileReader)</text:span></text:p>
          <text:p text:style-name="P3"><text:span text:style-name="T2">+&lt;K,V&gt; HashMap&lt;K,V&gt; collectResults()</text:span></text:p>
          <text:p text:style-name="P3"><text:span text:style-name="T2">+&lt;K,V&gt; void analyzeResults(HashMap&lt;K,V&gt; collected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073cm" svg:height="3.332cm" svg:x="20.367cm" svg:y="3.857cm">
          <text:p text:style-name="P1"><text:span text:style-name="T1">Class FileManager</text:span></text:p>
          <text:p text:style-name="P2"><text:span text:style-name="T3"/></text:p>
          <text:p text:style-name="P2"><text:span text:style-name="T2">-String filename;</text:span></text:p>
          <text:p text:style-name="P2"><text:span text:style-name="T2">-File currentFile;</text:span></text:p>
          <text:p text:style-name="P2"><text:span text:style-name="T2">+void openFile();</text:span></text:p>
          <text:p text:style-name="P2"><text:span text:style-name="T2">+void closeFile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2cm" svg:height="1.91cm" svg:x="14.4cm" svg:y="3.852cm">
          <text:p text:style-name="P1"><text:span text:style-name="T1">Interface Menus</text:span></text:p>
          <text:p text:style-name="P2"><text:span text:style-name="T3"/></text:p>
          <text:p text:style-name="P2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264cm" svg:height="1.91cm" svg:x="10.928cm" svg:y="1cm">
          <text:p text:style-name="P1"><text:span text:style-name="T1">Class TextAnalyzer</text:span></text:p>
          <text:p text:style-name="P2"><text:span text:style-name="T3"/></text:p>
          <text:p text:style-name="P2"><text:span text:style-name="T2">+void 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30T14:43:40.740000000</meta:creation-date>
    <dc:date>2021-01-31T19:13:05.264000000</dc:date>
    <meta:editing-duration>PT53M56S</meta:editing-duration>
    <meta:editing-cycles>4</meta:editing-cycles>
    <meta:generator>LibreOffice/7.0.1.2$Windows_X86_64 LibreOffice_project/7cbcfc562f6eb6708b5ff7d7397325de9e764452</meta:generator>
    <meta:document-statistic meta:object-count="7"/>
  </office:meta>
</office:document-meta>
</file>